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65196"/>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95e44"/>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aca68"/>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06cf2"/>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28f0d"/>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a050a"/>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65196" officeooo:paragraph-rsid="00265196"/>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2b87f8" officeooo:paragraph-rsid="002cfabc"/>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31ac92" officeooo:paragraph-rsid="0031ac92"/>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officeooo:rsid="00378faf" officeooo:paragraph-rsid="00378faf"/>
    </style:style>
    <style:style style:name="P26" style:family="paragraph" style:parent-style-name="Text_20_body">
      <style:paragraph-properties fo:margin-left="0in" fo:margin-right="0in" fo:text-align="justify" style:justify-single-word="false" fo:text-indent="0.1965in" style:auto-text-indent="false"/>
      <style:text-properties fo:language="ru" fo:country="RU" officeooo:rsid="003c9526" officeooo:paragraph-rsid="003c9526"/>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6666ff"/>
    </style:style>
    <style:style style:name="P3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41" style:family="paragraph" style:parent-style-name="Text_20_body">
      <style:paragraph-properties fo:margin-left="0in" fo:margin-right="0in" fo:text-align="justify" style:justify-single-word="false" fo:text-indent="0.1965in" style:auto-text-indent="false"/>
      <style:text-properties fo:color="#800000"/>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3" style:family="paragraph" style:parent-style-name="Text_20_body">
      <style:paragraph-properties fo:text-align="justify" style:justify-single-word="false"/>
    </style:style>
    <style:style style:name="P84" style:family="paragraph" style:parent-style-name="Text_20_body">
      <style:text-properties fo:color="#ff6600" fo:language="ru" fo:country="RU"/>
    </style:style>
    <style:style style:name="P85" style:family="paragraph" style:parent-style-name="Text_20_body">
      <style:text-properties fo:language="ru" fo:country="RU"/>
    </style:style>
    <style:style style:name="P86" style:family="paragraph" style:parent-style-name="Text_20_body">
      <loext:graphic-properties draw:fill="solid" draw:fill-color="#eeeeee" draw:opacity="100%"/>
      <style:paragraph-properties fo:background-color="#eeeeee"/>
      <style:text-properties fo:language="ru" fo:country="RU"/>
    </style:style>
    <style:style style:name="P8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8" style:family="paragraph" style:parent-style-name="Text_20_body">
      <loext:graphic-properties draw:fill="solid" draw:fill-color="#eeeeee" draw:opacity="100%"/>
      <style:paragraph-properties fo:background-color="#eeeeee"/>
    </style:style>
    <style:style style:name="P89" style:family="paragraph" style:parent-style-name="First_20_line_20_indent">
      <loext:graphic-properties draw:fill="solid" draw:fill-color="#eeeeee" draw:opacity="100%"/>
      <style:paragraph-properties fo:background-color="#eeeeee"/>
      <style:text-properties fo:language="ru" fo:country="RU"/>
    </style:style>
    <style:style style:name="P9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1" style:family="paragraph" style:parent-style-name="Text_20_body">
      <style:paragraph-properties fo:margin-left="0in" fo:margin-right="0in" fo:text-align="justify" style:justify-single-word="false" fo:text-indent="0in" style:auto-text-indent="false"/>
    </style:style>
    <style:style style:name="P92" style:family="paragraph" style:parent-style-name="Text_20_body">
      <style:paragraph-properties fo:margin-left="0in" fo:margin-right="0in" fo:text-align="justify" style:justify-single-word="false" fo:text-indent="0in" style:auto-text-indent="false"/>
      <style:text-properties fo:color="#800000"/>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ru" fo:country="RU" officeooo:rsid="003e478e"/>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fo:background-color="transparent" loext:char-shading-value="0"/>
    </style:style>
    <style:style style:name="T34" style:family="text">
      <style:text-properties style:text-position="super 58%"/>
    </style:style>
    <style:style style:name="T35" style:family="text">
      <style:text-properties fo:color="#c5000b"/>
    </style:style>
    <style:style style:name="T36" style:family="text">
      <style:text-properties fo:language="fr" fo:country="FR"/>
    </style:style>
    <style:style style:name="T37" style:family="text">
      <style:text-properties fo:color="#0000ff"/>
    </style:style>
    <style:style style:name="T38" style:family="text">
      <style:text-properties fo:color="#3333ff"/>
    </style:style>
    <style:style style:name="T39" style:family="text">
      <style:text-properties officeooo:rsid="0017d3d9"/>
    </style:style>
    <style:style style:name="T40" style:family="text">
      <style:text-properties officeooo:rsid="00184141"/>
    </style:style>
    <style:style style:name="T41" style:family="text">
      <style:text-properties officeooo:rsid="00196026"/>
    </style:style>
    <style:style style:name="T42" style:family="text">
      <style:text-properties officeooo:rsid="001b4618"/>
    </style:style>
    <style:style style:name="T43" style:family="text">
      <style:text-properties officeooo:rsid="002469e6"/>
    </style:style>
    <style:style style:name="T44" style:family="text">
      <style:text-properties officeooo:rsid="0027e927"/>
    </style:style>
    <style:style style:name="T45" style:family="text">
      <style:text-properties officeooo:rsid="00295e44"/>
    </style:style>
    <style:style style:name="T46" style:family="text">
      <style:text-properties officeooo:rsid="002aca68"/>
    </style:style>
    <style:style style:name="T47" style:family="text">
      <style:text-properties officeooo:rsid="002cfabc"/>
    </style:style>
    <style:style style:name="T48" style:family="text">
      <style:text-properties officeooo:rsid="002f630d"/>
    </style:style>
    <style:style style:name="T49" style:family="text">
      <style:text-properties officeooo:rsid="00300cd6"/>
    </style:style>
    <style:style style:name="T50" style:family="text">
      <style:text-properties officeooo:rsid="00306cf2"/>
    </style:style>
    <style:style style:name="T51" style:family="text">
      <style:text-properties officeooo:rsid="00328f0d"/>
    </style:style>
    <style:style style:name="T52" style:family="text">
      <style:text-properties officeooo:rsid="0035d306"/>
    </style:style>
    <style:style style:name="T53" style:family="text">
      <style:text-properties officeooo:rsid="00397e39"/>
    </style:style>
    <style:style style:name="T54" style:family="text">
      <style:text-properties officeooo:rsid="003bac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4">От Massaraksh</text:p>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72644503546759036" text:style-name="L1">
        <text:list-item>
          <text:p text:style-name="P111">добавить детектив <text:span text:style-name="T1">(реализовано)</text:span>+ магические уроки/трактаты Старсвирла</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7496260373717013909" text:style-name="L2">
        <text:list-item>
          <text:p text:style-name="P113">«Великие грифоны прошлого» - из канона (5<text:span text:style-name="T16">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text:soft-page-break/>«Основы Заклятий» - обмен</text:p>
        </text:list-item>
        <text:list-item>
          <text:p text:style-name="P113">«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2301693977084531338"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Рома</text:h>
      <text:p text:style-name="P91">Программист в команде UI-программистов</text:p>
      <text:h text:style-name="Heading_20_3" text:outline-level="3"><text:soft-page-break/>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8">В <text:span text:style-name="T1">конце</text:span> каждой главы <text:span text:style-name="T1">(чтобы не спойлерить)</text:span> - рисунок мозаики, отображающий суть главы.</text:p>
      <text:p text:style-name="P38"/>
      <text:h text:style-name="P120" text:outline-level="2">1. Терра</text:h>
      <text:p text:style-name="P37">музыка - кондовая электронная, холодная и отчаянная (Electronics “Disappointed”)</text:p>
      <text:p text:style-name="P37"/>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9">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4"><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6">– Ладно, <text:span text:style-name="T16">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33"><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9">В уголке <text:span text:style-name="T16">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49">Я повесил куртку на спинку кресла и включил комп.</text:p>
      <text:p text:style-name="P4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9">Я запустил административную консоль и ввёл <text:span text:style-name="T1">логин и пароль</text:span>. Голосовой модуль у нас ещё не отлажен, обойдёмся текстом.</text:p>
      <text:p text:style-name="P29"/>
      <text:p text:style-name="P62"><text:span text:style-name="T16">&gt;\</text:span>Привет, Нексус. Это Макс.</text:p>
      <text:p text:style-name="P62"><text:span text:style-name="T16">&lt;\</text:span>Привет Макс. <text:span text:style-name="T1">Рад тебя видеть. Где ты отсутствовал три дня?</text:span></text:p>
      <text:p text:style-name="P62"><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35"/>
      <text:p text:style-name="P49">Так, что тут у нас? По логам видно, что <text:s/>три последних запроса вызвали сбои в работе кластера и заставили перегрузиться один из хостов.</text:p>
      <text:p text:style-name="P49">Введём-ка парочку <text:span text:style-name="T1">простейших</text:span> вопросов <text:span text:style-name="T1">для разминки</text:span>.</text:p>
      <text:p text:style-name="P49"/>
      <text:p text:style-name="P62"><text:span text:style-name="T16">&gt;\</text:span>Как называется наш проект?</text:p>
      <text:p text:style-name="P62"><text:span text:style-name="T16">&lt;\</text:span>Дайсон.</text:p>
      <text:p text:style-name="P62"><text:span text:style-name="T16">&gt;\</text:span>Сколько тебе лет?</text:p>
      <text:p text:style-name="P62"><text:span text:style-name="T16">&lt;\</text:span>Два года с начала запуска кластера.</text:p>
      <text:p text:style-name="P62"><text:span text:style-name="T16">&gt;\</text:span>Какой сейчас год?</text:p>
      <text:p text:style-name="P62"><text:soft-page-break/><text:span text:style-name="T16">&gt;\</text:span>202<text:span text:style-name="T1">6</text:span>-й.</text:p>
      <text:p text:style-name="P36"/>
      <text:p text:style-name="P49">Так, на закрытые словарные вопросы ответы есть <text:span text:style-name="T1">—</text:span> значит, речевой транслятор и база знаний в порядке.</text:p>
      <text:p text:style-name="P49">Проверим бизнес-логику на тестовой задачке.</text:p>
      <text:p text:style-name="P48"/>
      <text:p text:style-name="P62"><text:span text:style-name="T16">&gt;\</text:span>Нексус, отключи память <text:span text:style-name="T1">заданий</text:span> за последнюю неделю.</text:p>
      <text:p text:style-name="P62"><text:span text:style-name="T16">&lt;\</text:span>Выполнено.</text:p>
      <text:p text:style-name="P62"><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16">&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16">&lt;\</text:span><text:span text:style-name="T1">Выполняю задачу</text:span>...</text:p>
      <text:p text:style-name="P63"><text:span text:style-name="T16">&lt;\</text:span>...</text:p>
      <text:p text:style-name="P63"><text:span text:style-name="T16">&lt;\</text:span>Решение:</text:p>
      <text:p text:style-name="P63"><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16">:47.bmf»</text:span></text:p>
      <text:p text:style-name="P35"/>
      <text:p text:style-name="P44">&lt;<text:span text:style-name="T1">как-то говённо. Улучшить</text:span>&gt;</text:p>
      <text:p text:style-name="P49">Хм, не понял? Ч<text:span text:style-name="T1">ё</text:span> за хрень?</text:p>
      <text:p text:style-name="P49"/>
      <text:p text:style-name="P62"><text:span text:style-name="T16">&gt;</text:span>\Нексус, почему ты используешь жёсткие настройки <text:span text:style-name="T1">для решения задачи</text:span>?</text:p>
      <text:p text:style-name="P62"><text:span text:style-name="T16">&lt;\</text:span>Настройки правильные, <text:span text:style-name="T1">Макс</text:span>.</text:p>
      <text:p text:style-name="P36"/>
      <text:p text:style-name="P49">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9"><text:span text:style-name="T1">Ч</text:span>то у нас с аналитикой?</text:p>
      <text:p text:style-name="P29"/>
      <text:p text:style-name="P62"><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36"/>
      <text:p text:style-name="P49">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9">Ага, уже теплее.</text:p>
      <text:p text:style-name="P49"/>
      <text:p text:style-name="P62"><text:span text:style-name="T16">&gt;</text:span>\Нексус, выдай <text:span text:style-name="T1">краткую </text:span>диагностику модулей <text:span text:style-name="T1">аналитики</text:span></text:p>
      <text:p text:style-name="P49"/>
      <text:p text:style-name="P49">Йо! </text:p>
      <text:p text:style-name="P49">Видеокамеры молча наблюдают за поднятым вверх <text:span text:style-name="T1">большим пальцем</text:span>.</text:p>
      <text:p text:style-name="P49">Всё понятно. Версия аналитического модуля устарела и стала несовместимой с последним релизом кибермозга. </text:p>
      <text:p text:style-name="P49">Набираю номер прожект-мэнеджера.</text:p>
      <text:p text:style-name="P49"><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9"><text:span text:style-name="T16">– </text:span>Окей. Спасибо, Макс. <text:span text:style-name="T1">Выручил.</text:span></text:p>
      <text:p text:style-name="P4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9"><text:span text:style-name="T1">– </text:span>Ааа, понятно. Ну ладно, у меня всё. <text:span text:style-name="T1">Отбой</text:span>!</text:p>
      <text:p text:style-name="P50"><text:span text:style-name="T1">– Отбой</text:span>. <text:span text:style-name="T1">Ещё раз спасибо, что помог. Жаль, что ты ушёл</text:span><text:span text:style-name="T16">.</text:span></text:p>
      <text:p text:style-name="P69">Гудки.</text:p>
      <text:p text:style-name="P49"><text:span text:style-name="T1">У</text:span>ходя попрощался с охранником, <text:span text:style-name="T1">увлечённо исследующим тему педофилии</text:span>.</text:p>
      <text:p text:style-name="P49"><text:soft-page-break/>Всё, свободен. Хотя <text:s/><text:span text:style-name="T1">воскресенье</text:span> уже испорчен<text:span text:style-name="T1">о</text:span>.</text:p>
      <text:p text:style-name="P93">***</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3"><text:span text:style-name="T1">Блядь</text:span>, что за мысли пошли!</text:p>
      <text:p text:style-name="P1">Я вспомнил Влада, <text:span text:style-name="T16">&lt;</text:span><text:span text:style-name="T23">месяц</text:span><text:span text:style-name="T16">&gt;</text:span> назад прыгнувшего с крыши <text:span text:style-name="T1">своей</text:span> многоэтажки.</text:p>
      <text:p text:style-name="P33">Нет, это не для меня. Я сюда пришёл подышать воздухом. И только.</text:p>
      <text:p text:style-name="P1">Влад тогда совершил глупость, большую глупость. Я ему давно го<text:span text:style-name="T33">ворил </text:span><text:span text:style-name="T2">—</text:span><text:span text:style-name="T3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9">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3">А у нас получается... </text:span><text:span text:style-name="T2">–</text:span><text:span text:style-name="T3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3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3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65">Музыка быстрая, тревожная, надорваная и печальная (Pet Shop Boys “So Hard” ?)</text:p>
      <text:p text:style-name="P39"/>
      <text:p text:style-name="P9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41"/>
      <text:p text:style-name="P4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9"/>
      <text:p text:style-name="P4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9">Единорог поднял голову.</text:p>
      <text:p text:style-name="P49"><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3">, </text:span><text:span text:style-name="T2">а от снотворного таких глюков у меня ни разу не было</text:span><text:span text:style-name="T3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23">Описание получше. Подземелье</text:span><text:span text:style-name="T1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6">&lt;</text:span><text:span text:style-name="T23">парой сезонов</text:span><text:span text:style-name="T1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5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51"><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0">верх</text:span>…</text:p>
      <text:p text:style-name="P6">Тут м<text:span text:style-name="T16">еня, </text:span>наконец,<text:span text:style-name="T16"> стошнило. Буквально вывернуло наизнанку: из носа текло, в глазах стояли слёзы. </text:span></text:p>
      <text:p text:style-name="P6"><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36">Jack of Hearts</text:span><text:span text:style-name="T36"><text:note text:id="ftn7" text:note-class="footnote"><text:note-citation>7</text:note-citation><text:note-body><text:p text:style-name="Footnote"><text:bookmark text:name="result_box1"/><text:span text:style-name="T36">Jack of Hearts</text:span> <text:span text:style-name="T1">– Червовый валет (фр.)</text:span></text:p></text:note-body></text:note></text:span><text:span text:style-name="T3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27">Я смутился и потянулся за платком.</text:p>
      <text:p text:style-name="P27">– Я это… Извиняюсь. Сейчас вытру.</text:p>
      <text:p text:style-name="P6"><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2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27">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2">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0">,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6"><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6">–</text:span> ТЫ!!! ТЫ!..</text:p>
      <text:p text:style-name="P6"><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text:span text:style-name="T16">3. </text:span>Кантерлот</text:h>
      <text:p text:style-name="P66">Музыка медленная, фэнтезийная, средневековая, изысканая, дворцовая (стиль Dire Straits “Coyote”)</text:p>
      <text:p text:style-name="P8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6"/>
      <text:p text:style-name="P33">Глава IV. Пределы магии</text:p>
      <text:p text:style-name="P32"/>
      <text:p text:style-name="P33">Вашему покорному слуге известны четыре предела магии: </text:p>
      <text:list xml:id="list1798584503259794362"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02">– <text:span text:style-name="T1">Восемь, о учитель!</text:span></text:p><text:p text:style-name="P102">– Отлично. Надиктую ещё две и сбегаешь за кофе.</text:p></text:note-body></text:note></text:span></text:p>
        </text:list-item>
      </text:list>
      <text:p text:style-name="P9"/>
      <text:p text:style-name="P13">Я захлопнул “Основы заклинан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30">– Разве что один бит. Серебряный.</text:p>
      <text:p text:style-name="P64"><text:span text:style-name="T16">Ну, понятно, в </text:span><text:span text:style-name="T1">верхнем городе</text:span><text:span text:style-name="T16">, да ещё рядом со дворцом, цены кусаются. Надо топать на окраину. Но, блин, корявые пальцы внесли свою коррективу в шопинг-план!</text:span></text:p>
      <text:p text:style-name="P64"><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30">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3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30">– Макс. – <text:s/>отрекомендовался я. – <text:s/>Человек.</text:p>
      <text:p text:style-name="P3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16">— королевская колымага, на </text:span><text:soft-page-break/><text:span text:style-name="T16">которой я прибыл в Кантерлот. Уцелевшее заднее колесо с обломком оси лежало тут же, посреди небольшого мощёного дворика.</text:span></text:p>
      <text:p text:style-name="P3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30">– К сожалению, не слышал. Я тут недавно.</text:p>
      <text:p text:style-name="P3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30">– Я вижу вас. – честно признался я.</text:p>
      <text:p text:style-name="P30">–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30">– Вы говорили, что королевские кареты делали три мастерских…</text:p>
      <text:p text:style-name="P3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30">Норф строго посмотрел на меня поверх очков.</text:p>
      <text:p text:style-name="P3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30">Единорог с силой крутанул колесо. Оно беззвучно завертелось, превратившись в серый размытый диск.</text:p>
      <text:p text:style-name="P3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30">Норф пошёл к сараю, стоявшему у задней стены дворика. На полпути он обернулся.</text:p>
      <text:p text:style-name="P30">– Не могли бы вы помочь мне вон с тем домкратом? А то склероз замучал, а бегать туда-сюда уже малость трудновато.</text:p>
      <text:p text:style-name="P30">Распахнув ветхие ворота сарайчика, он картинно вскинул копыто.</text:p>
      <text:p text:style-name="P30">– “Королева Лорен ”! Встречайте!</text:p>
      <text:p text:style-name="P3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3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30">Норф заговорщицки подмигнул мне.</text:p>
      <text:p text:style-name="P30"><text:soft-page-break/>–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повышенного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30">Норф любовно погладил обтекатель кареты и стал подымать её на домкрате.</text:p>
      <text:p text:style-name="P3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30">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30">– А вы, как я вижу, королевский гость? – Норф кивнул на ворот рубашки с закрепённой клипсой-пропуском. – Могу я вас попросить об одном одолжении?</text:p>
      <text:p text:style-name="P30">– Да пожалуйста!</text:p>
      <text:p text:style-name="P30">– Подождите минутку, я сейчас.</text:p>
      <text:p text:style-name="P30">Норф закончил монтаж колеса и скрылся в небольшом домике в глубине двора.</text:p>
      <text:p text:style-name="P3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30">Я торопливо отошёл к воротам. Норф как раз вышел из дома с маленькой деревянной коробочкой красного цвета.</text:p>
      <text:p text:style-name="P3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30">– Не забуду. – пообещал я.</text:p>
      <text:p text:style-name="P30"/>
      <text:h text:style-name="Heading_20_2" text:outline-level="2"><text:span text:style-name="T16">4. </text:span>Библиотека</text:h>
      <text:p text:style-name="P31">&lt;<text:span text:style-name="T37">Mike Oldfield – Tres Lunas ”To Be Free” (Radio Edit)</text:span>&gt;</text:p>
      <text:p text:style-name="P33">Глава VI. Основы</text:p>
      <text:p text:style-name="P33"/>
      <text:p text:style-name="P3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3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3"><text:soft-page-break/>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51">На книгу упала тень.</text:p>
      <text:p text:style-name="P53">– Эй, нельзя ли не заслонять …</text:p>
      <text:p text:style-name="P53">Я поперхнулся словом, упёршись носом в покрытую белой шерстью грудь. Селестия оступила, извиняясь.</text:p>
      <text:p text:style-name="P53">– Извини за беспокойство. Просто стало интересно, что ты так увлечённо читаешь? Стража докладывала, что ты днюешь и ночуешь в библиотеке.</text:p>
      <text:p text:style-name="P51"><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53">– Эээ…</text:p>
      <text:p text:style-name="P5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3">Она потянулась за спину, сжала зубами зажим, и, после негромкого щелчка, экзоскелет “разошёлся” в стороны.</text:p>
      <text:p text:style-name="P53">– Вот, так лучше. – улыбнулась она, вышагивая из него. – Доктор Плантаго Майор был уверен, что я не дотянусь до замка.</text:p>
      <text:p text:style-name="P53">– Насколько я знаю, тебе было прописано два месяца постельного режима. Сейчас и недели не прошло...</text:p>
      <text:p text:style-name="P53">– Не волнуйся, аликорны куда крепче единорогов, по стандартам которых меня лечат.</text:p>
      <text:p text:style-name="P5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1">Она, почувствовав мой взгляд, подняла нос <text:span text:style-name="T1">из</text:span> книги и <text:s/>посмотрела на меня, насторожив уши.</text:p>
      <text:p text:style-name="P51"><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5">– А по-моему, ты не…</text:p>
      <text:p text:style-name="P51"><text:span text:style-name="T17">– Так, я попрошу! – перебила меня венценосная кобыла. – Давай, ты не будешь лезть в мои дела, а я не буду</text:span><text:span text:style-name="T4">… эээ… ммм…</text:span></text:p>
      <text:p text:style-name="P55">– Не будешь что?</text:p>
      <text:p text:style-name="P57">Селестия нахмурилась и приняла грозный вид.</text:p>
      <text:p text:style-name="P57"><text:span text:style-name="T16">– </text:span>Не забывай, человек, я — могущественный маг и правитель Эквестрии. Ко мне нужно относиться с <text:soft-page-break/>должным уважением!</text:p>
      <text:p text:style-name="P57"><text:span text:style-name="T16">– </text:span>А то что? Превратишь в жабу? Сошлёшь на Луну? Убьёшь нахер?</text:p>
      <text:p text:style-name="P57">Аликорница сникла. Уши её опустились.</text:p>
      <text:p text:style-name="P57"><text:span text:style-name="T16">– </text:span>Макс, не надо... Ты же знаешь, я этого не сделаю.</text:p>
      <text:p text:style-name="P57"><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55">– О, небо! Я забыла распорядиться насчёт тебя! Какая же я тупая! Макс, извини, пожалуйста!</text:p>
      <text:p text:style-name="P57"><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57"><text:span text:style-name="T16">Аликорница уселась н</text:span>а пол <text:span text:style-name="T16">и прижала копыто к груди.</text:span></text:p>
      <text:p text:style-name="P55">– Да будет так! Сим заявляю, что отныне и впредь буду общаться с тобой на равных, человек Макс. Слово Селестии!</text:p>
      <text:p text:style-name="P57"><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7"><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6">– </text:span>Вот, читай отсюда. <text:span text:style-name="T16">– а</text:span>ликорница подчеркнула абзац копытом.</text:p>
      <text:p text:style-name="P57"/>
      <text:p text:style-name="P59">***</text:p>
      <text:p text:style-name="P5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57"/>
      <text:p text:style-name="P57">&lt;<text:span text:style-name="T22">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55">– Теперь ты понимаешь, почему мы не ожидали увидеть тебя? Мы, вообще-то, вызывали сверхаликорна…</text:p>
      <text:p text:style-name="P55">Я повернулся к Селестии.</text:p>
      <text:p text:style-name="P5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5">Аликорница отвернулась.</text:p>
      <text:p text:style-name="P55">– Это очень чувствительная тема. – сказала она после недолгой заминки. – <text:s/>Постыдная для нас.</text:p>
      <text:p text:style-name="P55">– Какая тема?</text:p>
      <text:p text:style-name="P55">Селестия повернулась, но старалась избегать меня взглядом.</text:p>
      <text:p text:style-name="P55">– Магия.</text:p>
      <text:p text:style-name="P55">– Что?</text:p>
      <text:p text:style-name="P5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5">Я посмотрел на аликорницу. Та старательно делала вид, что интересуется состоянием лака на копыте.</text:p>
      <text:p text:style-name="P55">– То есть, вы почувствовали ослабление своих магических способностей, и решили, что миру приходит конец?</text:p>
      <text:p text:style-name="P5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5">– Ээээ… ммм… А вы пробовали обратиться к врачу? – начал я как можно мягче.</text:p>
      <text:p text:style-name="P55">БАЦ!</text:p>
      <text:p text:style-name="P55">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5">– Это бесполезно… Он не верит мне. У меня нет времени его переубедить.</text:p>
      <text:p text:style-name="P55">Потом она обратилась ко мне.</text:p>
      <text:p text:style-name="P55">– <text:s/>Извини. Сорвалась. Мне очень стыдно. Последнее время всё идёт наперекосяк, совсем не так, как мы планировали.</text:p>
      <text:p text:style-name="P5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text:soft-page-break/></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55"><text:span text:style-name="T1">– Зачем? </text:span>– спросил я. – Что это за театр, твоё… Ваше Высочество? Во-первых, я не давал своё согласие на чтение моих мыслей. Во-вторых…</text:p>
      <text:p text:style-name="P55">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55">Аликорница <text:span text:style-name="T1">прислушалась, </text:span>всполошилась и стала носиться по читальному залу с загнанным видом.</text:p>
      <text:p text:style-name="P55">– <text:s/>Кентаврячьи яйца! Они нашли меня!</text:p>
      <text:p text:style-name="P5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5">– <text:s/>Ты! Чего! Делаешь! Твоё, <text:span text:style-name="T1">блин,</text:span> высочество!!! – <text:s/>я едва уберёг <text:span text:style-name="T1">своё </text:span>естество от острого рога.</text:p>
      <text:p text:style-name="P55"><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5">– Помоги! Мне самой не закрыть замок, – <text:s/>обратилась аликорница ко мне, тщётно пытаясь охватить зубами раскрытую защёлку.</text:p>
      <text:p text:style-name="P5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5">– <text:s/>Давай я помогу! – <text:s/>Селестия изогнула шею и стала зубами сжимать защёлку.</text:p>
      <text:p text:style-name="P55">ШЛОП!</text:p>
      <text:p text:style-name="P5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55">–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5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5"><text:span text:style-name="T1">– Занавес. </text:span>– <text:s/><text:span text:style-name="T1">подытожил я.</text:span></text:p>
      <text:p text:style-name="P55"/>
      <text:h text:style-name="P121" text:outline-level="2"><text:span text:style-name="T16">5. </text:span>Индиго</text:h>
      <text:p text:style-name="P55"/>
      <text:p text:style-name="P5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5">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text:soft-page-break/>–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фиолетово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онечно! Скажи ей, что у меня сегодня день рождения, и я очень сильно огорчи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я его знаю! Мы с Шейлой ходили к нему играть, пока она не пропала. У Норфа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7">Я остался сидеть в полнейшем замешательстве. </text:p>
      <text:p text:style-name="P57"/>
      <text:p text:style-name="P59">***</text:p>
      <text:p text:style-name="P57">&lt;<text:span text:style-name="T37">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text:soft-page-break/>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по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Ишь ты!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7"/>
      <text:p text:style-name="P57">Селестия встала, потянувшись по-кошачьи, и направилась к выходу. У двери он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7"><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 А Дискорд? Ты говорила, он от древности вообще сбрендил.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рассмеялась.</text:p>
      <text:p text:style-name="P57"><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text:p>
      <text:p text:style-name="P57">–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text:soft-page-break/></text:p>
      <text:h text:style-name="P120" text:outline-level="2">6. Стыд</text:h>
      <text:p text:style-name="P57"/>
      <text:p text:style-name="P60">~~~ Завтра на семь в библиотеке ~~~</text:p>
      <text:p text:style-name="P60"/>
      <text:p text:style-name="P57">–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Норф носился по мастерской, окрылённый новообрете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7">Я посмотрел на часы. До семи оставалось двадцать минут — как раз, чтоб успеть дойти до библиотеки.</text:p>
      <text:p text:style-name="P57">– На сегодня довольно. Я ж вижу, ты торопишься. – заметил Норф.</text:p>
      <text:p text:style-name="P5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саквояж и сунул его в рюкзак.</text:p>
      <text:p text:style-name="P57">– Завтра будешь? – спросил Норф.</text:p>
      <text:p text:style-name="P57">– В 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text:soft-page-break/>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7">– А как ты сама помнишь о том заклинании, если оно стёрто из бытия? – резонно подметил я.</text:p>
      <text:p text:style-name="P57">– У меня есть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38">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7">Взобравшись на боевой ход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8. Нелетающие пегасы</text:h>
      <text:p text:style-name="P57"/>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1">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7"/>
      <text:p text:style-name="P27">Семь жеребят-подростков стояли передо мною с отсутствующим видом.</text:p>
      <text:p text:style-name="P27">– Представьтесь перед вашей принцессой! – шикнул на них сопровождающий стражник.</text:p>
      <text:p text:style-name="P27">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39">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40">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1">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3">старший. </text:span><text:span text:style-name="T2">–</text:span><text:span text:style-name="T3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text:span text:style-name="T42">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68"><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text:span><text:span text:style-name="T15">моя психика</text:span><text:span text:style-name="T12"> закалена тысячелетиями политики.</text:span></text:p>
      <text:p text:style-name="P8"><text:span text:style-name="T43">После того, как выговорился последний из жеребят, я поняла, что сама не справлюсь. </text:span>Я обняла их крыльями и прошептала усыпляющее заклинание. <text:span text:style-name="T43">После чего вызвала стражу и отдала приказ.</text:span></text:p>
      <text:p text:style-name="P15">Луна прибыла через <text:span text:style-name="T44">пятнадцать минут.</text:span></text:p>
      <text:p text:style-name="P16">– Сестрица, тебе придётся дать весомое оправдание моему испорченному покою! – лёд в голосе Луны можно было насыпать кубиками в мартини.</text:p>
      <text:p text:style-name="P22"><text:span text:style-name="T44">Судя по р</text:span>астрёпанн<text:span text:style-name="T44">ой</text:span> грив<text:span text:style-name="T44">е,</text:span> <text:span text:style-name="T44">пижамному халату и тапках с помпонами, она, не отвлекаясь на марафет, прямо с постели бросилась сюда. От меня не укрылась тревога в её глазах, тщательно скрываемая раздражительностью.</text:span></text:p>
      <text:p text:style-name="P17">– <text:span text:style-name="T45">Извини, Луна, дело срочное.</text:span></text:p>
      <text:p text:style-name="P18">– <text:span text:style-name="T46">Надеюсь, оно стоит моих прерванных грёз об Ночной Эквестрии!</text:span></text:p>
      <text:p text:style-name="P18">– <text:span text:style-name="T48">Об Ночной Эквестрии?? Брось, сестра, я знаю, о чём ты грезишь! Уж точно среди моих стражников нет никого с таким именем.</text:span></text:p>
      <text:p text:style-name="P18">– <text:span text:style-name="T49">Да как ты смеешь?!!</text:span></text:p>
      <text:p text:style-name="P23"><text:span text:style-name="T52">Сестре всегда не хватало чувства юмора и здоровой самоиронии. </text:span>Я <text:span text:style-name="T49">молча </text:span>подняла<text:span text:style-name="T47">сь и</text:span> сложила <text:span text:style-name="T47">крылья</text:span> на спине. <text:span text:style-name="T47">У Луны отвалилась челюсть при виде</text:span> сем<text:span text:style-name="T47">ерых</text:span> жеребят, мирно посапывающих у моих ног.</text:p>
      <text:p text:style-name="P19">– <text:span text:style-name="T50">Это… Твои??? И ты скрывала от меня всё это время??? Но кто??? Кто их отец? КТО ЭТОТ…</text:span></text:p>
      <text:p text:style-name="P24">Мне пришлось заткнуть Луне рот, чтобы не разбудить жеребят.</text:p>
      <text:p text:style-name="P20">– <text:span text:style-name="T51">Тсссс! Неужели ты думаешь, что по плодовитости я могу дать фору Кризалис? Нет, это не мои жеребята. Успокойся и взгляни на их сны.</text:span></text:p>
      <text:p text:style-name="P25">Луна умолкла и сосредоточилась. Постепенно на её морде гнев смен<text:span text:style-name="T53">ил</text:span>ся недоверием, <text:span text:style-name="T53">а потом и</text:span> ужасом.</text:p>
      <text:p text:style-name="P21">– <text:span text:style-name="T54">Сто рогов мне в круп! ЧТО ЭТО ЗА…</text:span></text:p>
      <text:p text:style-name="P26">От волнения Луна вспомнила армейские ругательства. Мне снова пришлось заткнуть ей рот. </text:p>
      <text:p text:style-name="P26"/>
      <text:p text:style-name="P26"/>
      <text:p text:style-name="P6">&lt;Позвала Луну, чтобы та помогла прогнать кошмар. После того, как жеребята ушли — разговор с Луной. Та не в теме&gt;</text:p>
      <text:p text:style-name="P1"><text:soft-page-break/></text:p>
      <text:p text:style-name="P2"><text:span text:style-name="T1">–</text:span> Никто. Просто знаю. <text:span text:style-name="T1">–</text:span> Старший жеребёнок упрямо уставился в пол.</text:p>
      <text:p text:style-name="P2"><text:span text:style-name="T16">–</text:span> И я.</text:p>
      <text:p text:style-name="P2"><text:span text:style-name="T16">–</text:span> И я тоже.</text:p>
      <text:p text:style-name="P2"><text:span text:style-name="T1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5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57"/>
      <text:p text:style-name="P57"/>
      <text:p text:style-name="P57"/>
      <text:p text:style-name="P57"/>
      <text:p text:style-name="P57"/>
      <text:p text:style-name="P57">&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7"/>
      <text:p text:style-name="P57"/>
      <text:p text:style-name="P58">Откуда-то с окраины парка донёсся еле слышный вопль:</text:p>
      <text:p text:style-name="P58">– Индиго-о-о! Индиго-о-о-о! Домой!! Где эта несносная кобылка?!</text:p>
      <text:p text:style-name="P58">Я вспомнил утреннюю встречу.</text:p>
      <text:p text:style-name="P58">– У меня к тебе просьба от одной весьма бойкой особы.</text:p>
      <text:p text:style-name="P58">– Да? – отвлеклась от мрачных дум аликорница.</text:p>
      <text:p text:style-name="P58">– Некая Индиго Мэдтроттер просила тебя найти её подружку, Шейлу Блюскай. Якобы, она пропала.</text:p>
      <text:p text:style-name="P58">– Шейла? – Селестия тёрла копытом висок, старалась освежить память. – Да-да, помню её.</text:p>
      <text:p text:style-name="P58"/>
      <text:p text:style-name="P58"/>
      <text:p text:style-name="P58">&lt;Индиго Мэдтроттер утратила Шейлу Блюскай. Селестия вспоминает эпизод с Шейлой.&gt;</text:p>
      <text:p text:style-name="P58"/>
      <text:p text:style-name="P58">&lt;<text:span text:style-name="T2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7"><text:span text:style-name="T2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4"> когда ты обблевал тебе копыто - т</text:span><text:span text:style-name="T25">ы стоял тогда такой жалкий, обблёванный, беспомощный, - но всё равно старался помочь мне. Это было так трогательно... </text:span></text:p>
      <text:p text:style-name="P47"><text:soft-page-break/>– Тьфу!</text:p>
      <text:p text:style-name="P58"><text:span text:style-name="T22">– <text:s/>Мне очень жаль...</text:span>&gt;</text:p>
      <text:p text:style-name="P58"/>
      <text:p text:style-name="P56"><text:span text:style-name="T1">&lt;</text:span>сюжеты из 1001 ночи<text:span text:style-name="T1">&gt;</text:span></text:p>
      <text:p text:style-name="P58"/>
      <text:p text:style-name="P58">&lt;Упоминание Стар Свирлом элементов гармонии&gt;</text:p>
      <text:p text:style-name="P6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и после этого она исчезает из Эквестрии. При этом она успевает сказать Максу, что она его...&gt;</text:p>
      <text:p text:style-name="P54"/>
      <text:p text:style-name="P52"/>
      <text:p text:style-name="P2">Дверь в библиотеку открылась и внутрь заглянул стражник из внутренней стражи.</text:p>
      <text:p text:style-name="P2"><text:span text:style-name="T1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6">–</text:span> Уже иду. Где я могу её найти?</text:p>
      <text:p text:style-name="P2"><text:span text:style-name="T16">–</text:span> Я проведу вас, человек Макс. <text:span text:style-name="T1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6">–</text:span> Её высочество у себя в покоях. Проходите.</text:p>
      <text:p text:style-name="P2"><text:span text:style-name="T1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6">&lt;</text:span><text:span text:style-name="T23">На самом деле, Селестия — сибаритка, в отличие от спартанки - Луны</text:span><text:span text:style-name="T16">&gt;</text:span></text:p>
      <text:p text:style-name="P2">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6">&lt;</text:span><text:span text:style-name="T22">Одним из таких немногих был Кимеринн</text:span><text:span text:style-name="T16">&gt;</text:span>…</text:p>
      <text:p text:style-name="P2"><text:span text:style-name="T16">–</text:span> Мне очень жаль, что так получилось… Селестия.</text:p>
      <text:p text:style-name="P2">Она через силу улыбнулась. </text:p>
      <text:p text:style-name="P2"><text:s/><text:span text:style-name="T1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8">&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45"/>
      <text:p text:style-name="P5">***</text:p>
      <text:p text:style-name="P28"/>
      <text:p text:style-name="P2"><text:span text:style-name="T16">&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28"/>
      <text:h text:style-name="P123" text:outline-level="2">Рассказ Селестии <text:span text:style-name="T22">(“1001 ночь”)</text:span></text:h>
      <text:p text:style-name="P9"/>
      <text:p text:style-name="P28"/>
      <text:p text:style-name="P2"/>
      <text:h text:style-name="P12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oft-page-break/><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42"><text:span text:style-name="T16">&lt;</text:span>в сцене 34 - Тия при заварке чая добавляет порошок в огонь - тот становится голубым. А в чай - щепотку афродизиака<text:span text:style-name="T16">&gt;</text:span></text:p>
      <text:p text:style-name="P2"/>
      <text:p text:style-name="P2"><text:span text:style-name="T16">–</text:span> И что же, те жеребята перестали бояться экзаменов?</text:p>
      <text:p text:style-name="P2"><text:span text:style-name="T1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6">–</text:span> Ты вылила заварку? Зачем? - удивился я.</text:p>
      <text:p text:style-name="P2"><text:span text:style-name="T16">–</text:span> Моя маленькая месть дворцовым ритуалам. Только между нами! <text:span text:style-name="T1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42"><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6">–</text:span> А что же было дальше? Ты сказала, что случай с жеребятами был только началом?</text:p>
      <text:p text:style-name="P2"><text:span text:style-name="T16">–</text:span> А дальше всё было хуже, намного хуже...</text:p>
      <text:p text:style-name="P2"/>
      <text:h text:style-name="P123" text:outline-level="2"><text:soft-page-break/>Рейд пони-рэйнджеров</text:h>
      <text:p text:style-name="P2">&lt;Магия изо всех окраин Эквестрии бежит к её центру — в Вечнодикий лес&gt;</text:p>
      <text:p text:style-name="P40">(леденящий душу триллер, музыка тревожная)</text:p>
      <text:p text:style-name="P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1">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6">&lt;</text:span><text:span text:style-name="T23">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22">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5">***</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22">???</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text:soft-page-break/>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p>
      <text:p text:style-name="P2"/>
      <text:h text:style-name="P123"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22">гидрорысью</text:span><text:span text:style-name="T16">&gt;</text:span> и нападением <text:span text:style-name="T16">&lt;</text:span><text:span text:style-name="T22">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22">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 </text:span>Душновато как-то, <text:span text:style-name="T16">–</text:span> Селестия встала с подушек и приоткрыла дверь на балкон. <text:span text:style-name="T16">–</text:span> Тебе не холодно?</text:p>
      <text:p text:style-name="P2"><text:span text:style-name="T16">–</text:span> Нет, вполне тепло. <text:span text:style-name="T16">–</text:span> Я тоже встал с подушек размять затёкшие ноги.</text:p>
      <text:p text:style-name="P2"><text:span text:style-name="T16">–</text:span> Уборная там. <text:span text:style-name="T16">–</text:span> Селестия показала на неприметную дверцу за занавеской в углу.</text:p>
      <text:p text:style-name="P2"><text:soft-page-break/><text:span text:style-name="T16">–</text:span> Как ты догадалась? <text:span text:style-name="T1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6">&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6">–</text:span> То есть, Кимеринн видел человека у развалин замка?</text:p>
      <text:p text:style-name="P2"><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6">–</text:span> А кто-нибудь поблизости не заметил, как они исчезают?</text:p>
      <text:p text:style-name="P2"><text:span text:style-name="T1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6">–</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6">&lt;</text:span><text:span text:style-name="T22">34 - утерянная глава </text:span><text:span text:style-name="T16">&gt;</text:span></text:p>
      <text:p text:style-name="P2"><text:span text:style-name="T16">&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16">&gt;</text:span></text:p>
      <text:p text:style-name="P2">Селестия встала и начала по очереди сгибать-разгибать ноги, разминая суставы.</text:p>
      <text:p text:style-name="P2"><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3" text:outline-level="2">В библиотеке замка Селестии</text:h>
      <text:p text:style-name="P88"/>
      <text:p text:style-name="P4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22">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22">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22">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6">&lt;</text:span>Ожидание<text:span text:style-name="T16">&gt;</text:span></text:p>
      <text:p text:style-name="P2">Наконец двери зала для приёмов растворились, и оттуда вышел потерянного вида пегас.<text:span text:style-name="T16">&lt;</text:span><text:span text:style-name="T23">Расписать в красках церемонию приёма посетителей, как и все остальные церемонии</text:span><text:span text:style-name="T1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6">–</text:span> А, это ты, Макс? <text:span text:style-name="T16">–</text:span> она повернулась ко мне. <text:span text:style-name="T16">–</text:span> Какие новости?</text:p>
      <text:p text:style-name="P2"><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6">–</text:span> Пятьдесят шесть из восьмидесяти? И чем это грозит? Ведь даже не сдав экзамен они не разучатся летать?</text:p>
      <text:p text:style-name="P2"><text:soft-page-break/><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6">–</text:span> А почему вы не поселитесь в более пригодном для земледелия месте?</text:p>
      <text:p text:style-name="P2"><text:span text:style-name="T16">–</text:span> К сожалению, Эквестрия <text:span text:style-name="T1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6">—</text:span> держи меня в ведении. Посылай письма Спайком, он настроен на меня. Этот милый дракончик <text:span text:style-name="T16">—</text:span> ассистент моей ученицы, Твайлайт Спаркл. С ней ты уже знаком.</text:p>
      <text:p text:style-name="P2">Я кивнул.</text:p>
      <text:p text:style-name="P2"><text:span text:style-name="T1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6">&lt;</text:span><text:span text:style-name="T23">упомянуть проблески розового цвета</text:span><text:span text:style-name="T16">&gt;</text:span>. Хвост тоже почти подметал пол <text:span text:style-name="T16">—</text:span> это стало заметно, когда она начала двигаться.</text:p>
      <text:p text:style-name="P2"/>
      <text:p text:style-name="P46">– Говорят, по Мэйнхеттену носятся стаи алмазных псов. Они <text:span text:style-name="T16">&lt;</text:span>в ужасе<text:span text:style-name="T16">&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2"/>
      <text:h text:style-name="P12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soft-page-break/>***</text:p>
      <text:p text:style-name="P2"><text:span text:style-name="T16">–</text:span> Привет, Твайлайт Спаркл! Ещё не поздно?</text:p>
      <text:p text:style-name="P2"><text:span text:style-name="T16">–</text:span> Привет! <text:span text:style-name="T16">–</text:span> Твайлайт оторвалась от полки, поставив на место толстенный пыльный фолиант. <text:span text:style-name="T1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6">–</text:span> Это плохо! <text:span text:style-name="T16">–</text:span> Твайлайт помрачнела. <text:span text:style-name="T16">–</text:span> Сон <text:span text:style-name="T1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6">–</text:span> Да, по себе знаю, недосып <text:span text:style-name="T16">—</text:span> одна из паршивейших вещей на свете. <text:span text:style-name="T16">–</text:span> Я уселся на ступеньку лестницы. <text:span text:style-name="T16">– </text:span>Тут такое дело… Тебе удалось что-то узнать про неведомую угрозу, о которой говорила Селестия?</text:p>
      <text:p text:style-name="P2"><text:span text:style-name="T16">–</text:span> Ты про сны о Радужной Фабрике выпускников лётной академии? <text:span text:style-name="T16">–</text:span> Твайлайт отрицательно покачала головой. <text:span text:style-name="T16">–</text:span> Нашла несколько сонников, в самом древнем написано, что сны <text:span text:style-name="T16">—</text:span> ворота в другой мир. Про Фабрику Радуг <text:span text:style-name="T16">—</text:span> ни слова.</text:p>
      <text:p text:style-name="P2"><text:span text:style-name="T16">–</text:span> М-м-м. В описании заклинания Свирл упоминал гармонию. Я и подумал, а что, если это кат-то связано с тобой и твоими друзьями?</text:p>
      <text:p text:style-name="P2"><text:span text:style-name="T16">–</text:span> Хм. Ты так думаешь? <text:span text:style-name="T16">–</text:span> Единорожка вытащила с помощью магии засаленый том из угловой полки с знакомым названием: “Основы магического искусства”.</text:p>
      <text:p text:style-name="P2"><text:span text:style-name="T16">–</text:span> М-м-м… “...на укрепление гармонии нашего континуума...”.</text:p>
      <text:p text:style-name="P2">Твайлайт начала в возбуждении ходить по читальному залу.</text:p>
      <text:p text:style-name="P2"><text:span text:style-name="T1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6">–</text:span> Элементы-шмелементы, <text:span text:style-name="T16">–</text:span> проворчал Спайк, выкарабкиваясь из-под Твайлайт, <text:span text:style-name="T16">–</text:span> привет, Макс (мы с ним виделись пару раз в Кантерлоте). Ты как, не ушиблась? <text:span text:style-name="T16">–</text:span> Дракончик повернулся к единорожке <text:span text:style-name="T16">&lt;</text:span><text:span text:style-name="T23">аликорнице?</text:span><text:span text:style-name="T16">&gt;</text:span>.</text:p>
      <text:p text:style-name="P2"><text:span text:style-name="T16">–</text:span> Да нет, всё в порядке, Спайк. <text:span text:style-name="T1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6">–</text:span> Да, логично, <text:span text:style-name="T16">–</text:span> сказала в нос Твайлайт. <text:span text:style-name="T16">–</text:span> Могла бы и сама догадаться.</text:p>
      <text:p text:style-name="P2"><text:span text:style-name="T16">–</text:span> Но проблема в том, что я не знаю, ак помочь вам. Может, я какая-то неправильная сила? <text:span text:style-name="T16">–</text:span> Я поправил платок на носу Твайлайт.</text:p>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oft-page-break/><text:span text:style-name="T16">–</text:span> Нууу, - Твайлайт смутилась, <text:span text:style-name="T16">–</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2"><text:span text:style-name="T16">–</text:span> Да, печально получилось <text:span text:style-name="T16">&lt;</text:span><text:span text:style-name="T23">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6">–</text:span> Нууу, я не думаю, что это описан наша Терра. У нас ничего подобного не водится.</text:p>
      <text:p text:style-name="P2"><text:span text:style-name="T16">–</text:span> Да? Ну ладно. В конце-концов, это всего лишь миф. Свирл Бородатый, правда, упоминал о двух случаях встреч с существами, похожими на вас. <text:span text:style-name="T1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6">–</text:span> Печенье испёк Спайк. Он на удивление искусный повар, когда на него находит вдохновение.</text:p>
      <text:p text:style-name="P2"><text:span text:style-name="T1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2"><text:span text:style-name="T1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text:span text:style-name="T16">&lt;</text:span><text:span text:style-name="T22">Во время удара магией гармонии Макс впервые видит звёздного аликорна. Тот ему показывает, что </text:span><text:soft-page-break/><text:span text:style-name="T22">мир Террыи мир Эквестрии взаимосвязаны (инь-янь)</text:span><text:span text:style-name="T16">&gt;</text:span></text:p>
      <text:p text:style-name="P28"/>
      <text:p text:style-name="P2"><text:span text:style-name="T16">–</text:span> Хорошо, у тебя есть какие-то встречные предложения?</text:p>
      <text:p text:style-name="P2">Твайлайт задумчиво прошлась вдоль книжной полки.</text:p>
      <text:p text:style-name="P2"><text:span text:style-name="T1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6">–</text:span> Для духа я слишком материален.</text:p>
      <text:p text:style-name="P2"><text:span text:style-name="T16">–</text:span> Я знаю. Но ничего более подходящего в голову не приходит. Приходи завтра после обеда. Хорошо?</text:p>
      <text:p text:style-name="P2"><text:span text:style-name="T16">–</text:span> Хорошо, Твайлайт. Приду. Спокойной ночи!</text:p>
      <text:p text:style-name="P2"><text:span text:style-name="T16">–</text:span> Спокойной ночи, Макс!</text:p>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16">&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oft-page-break/><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88"/>
      <text:p text:style-name="P2"><text:span text:style-name="T16">&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2"><text:span text:style-name="T16">–</text:span> Готова, <text:span text:style-name="T16">–</text:span> процедила она.</text:p>
      <text:p text:style-name="P42">В сон отправились сразу три пони <text:span text:style-name="T16">—</text:span> Рэрити, Рэйнбоу Дэш и Пинки. Пинки после пробуждения Макса пробуждается безумной <text:span text:style-name="T16">—</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16">&gt;</text:span></text:p>
      <text:p text:style-name="P5">***</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oft-page-break/><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45"/>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oft-page-break/><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6">&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22">водопаду</text:span><text:span text:style-name="T16">&gt;</text:span>. Там здоровски красивое место.</text:p>
      <text:p text:style-name="P2"><text:span text:style-name="T16">–</text:span> А я думал, ты хочешь показать мне Понивилль.</text:p>
      <text:p text:style-name="P2"><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22">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pan text:style-name="T16">–</text:span> Сможешь меня удержать?</text:p>
      <text:p text:style-name="P2"><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oft-page-break/><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pan text:style-name="T16">–</text:span> С чего ты взяла? Я умею.</text:p>
      <text:p text:style-name="P2"><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22">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6">–</text:span> Тебе надо просушить шерсть. Снимай-ка одежду! <text:span text:style-name="T16">–</text:span> <text:span text:style-name="T1">с</text:span>командовала Дэш.</text:p>
      <text:p text:style-name="P2"><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oft-page-break/><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16">&gt;</text:span></text:p>
      <text:p text:style-name="P28"/>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24">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text:soft-page-break/>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oft-page-break/><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oft-page-break/><text:span text:style-name="T16">&lt;</text:span><text:span text:style-name="T22">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6">&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6">&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6">&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16">&gt;</text:span></text:p>
      <text:p text:style-name="P28"/>
      <text:p text:style-name="P2"><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2"><text:span text:style-name="T16">–</text:span> Да? Что “тут”? <text:span text:style-name="T16">–</text:span> Твайлайт была вся внимание.</text:p>
      <text:p text:style-name="P2"><text:span text:style-name="T16">–</text:span> Тут я проснулась.</text:p>
      <text:p text:style-name="P2"><text:span text:style-name="T16">–</text:span> О, понятно. Я была вынуждена прервать ваше сновидение, так как Макс очень плохо выглядел. <text:span text:style-name="T16">–</text:span> <text:span text:style-name="T1">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2">(<text:span text:style-name="T16">&lt;</text:span><text:span text:style-name="T22">согласовать с тем, что говорил Анакорн о Р/Д</text:span><text:span text:style-name="T16">&gt;</text:span>). </text:p>
      <text:p text:style-name="P2">Об этом Эгрегоре пишется в книге <text:span text:style-name="T16">&lt;</text:span><text:span text:style-name="T22">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text:span text:style-name="T16">&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6">&gt;</text:span></text:p>
      <text:p text:style-name="P2"/>
      <text:p text:style-name="P2"><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2"><text:span text:style-name="T16">–</text:span> Кто <text:span text:style-name="T16">—</text:span> она? <text:span text:style-name="T16">–</text:span> повернулась Твайлайт.</text:p>
      <text:p text:style-name="P2"><text:soft-page-break/><text:span text:style-name="T16">–</text:span> Её Высочество, принцесса Селестия...</text:p>
      <text:p text:style-name="P2"/>
      <text:p text:style-name="P2"><text:span text:style-name="T16">&lt;</text:span><text:span text:style-name="T22">Подходя к замку Принцесс, Дэш рассказывает Максу обо сне, который она утаила - с Леро.</text:span><text:span text:style-name="T16">&gt;</text:span> </text:p>
      <text:p text:style-name="P2"/>
      <text:p text:style-name="P2"><text:span text:style-name="T16">&lt;</text:span><text:span text:style-name="T22">Кто следующий готов рассказывать?</text:span></text:p>
      <text:p text:style-name="P42">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16">&gt;</text:span></text:p>
      <text:p text:style-name="P2"/>
      <text:p text:style-name="P2"><text:span text:style-name="T16">&lt;</text:span><text:span text:style-name="T22">Сон РД:</text:span></text:p>
      <text:p text:style-name="P42">...Неприятный зудящий звук, включается картинка. /сюжет из праздника падающих листьев (РД наблюдает саму себя) <text:span text:style-name="T16">–</text:span> original story <text:span text:style-name="T1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6">—</text:span> Эгрегора Эквестрии. Сфера рябит и дрожит, её изображение двоится, троится и множится.</text:p>
      <text:p text:style-name="P42">После рассказа РД рассказывает Пинки. При расказе становится ясно её безумие <text:span text:style-name="T16">—</text:span> она становится Пинкаминой из-за её сна <text:span text:style-name="T16">—</text:span> “Кексиков”. Также она видит во сне центр Эгрегора Эквестрии <text:span text:style-name="T16">—</text:span> Селестию. И она видит, как Селестия превращается в набор цифр и уходит в экран <text:span text:style-name="T16">—</text:span> в мир Терры.</text:p>
      <text:p text:style-name="P42">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16">&gt;</text:span></text:p>
      <text:p text:style-name="P28"/>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6">–</text:span> У-у-у <text:span text:style-name="T1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16">–</text:span> Странно, я думала, буду последней. Ведь я опоздала на двадцать минут, а Флатти и Эй-Джей не любят опаздывать.<text:span text:style-name="T16">&lt;</text:span><text:span text:style-name="T23">Привести эти же фразы в оригинале</text:span><text:span text:style-name="T16">&gt;</text:span></text:p>
      <text:p text:style-name="P2"><text:span text:style-name="T16">–</text:span> Он<text:span text:style-name="T1">и</text:span> не придут. <text:span text:style-name="T16">–</text:span> Твайлайт закрыла фолиант и аккуратно вернула его на полку. <text:span text:style-name="T1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6">&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42"><text:span text:style-name="T16">–</text:span> Иногда хочется забыться, <text:span text:style-name="T16">–</text:span> перехватила мой взгляд Селестия, <text:span text:style-name="T16">–</text:span> а от сидра “улетаешь” не так далеко. И выпить его нужно намного больше, чем вина. После <text:s/>этого возникают определённые… хм… неудобства.</text:p>
      <text:p text:style-name="P42"><text:span text:style-name="T16">–</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6">–</text:span> Знакомься, Макс, <text:span text:style-name="T16">–</text:span> начала представлять человека Твайлайт. <text:span text:style-name="T16">–</text:span> Это Пинки Пай…</text:p>
      <text:p text:style-name="P2"><text:span text:style-name="T16">–</text:span> Очень приятно, Макс.</text:p>
      <text:p text:style-name="P34">“Макс? Его зовут Макс? Я помню его под другим именем. У него было двухсложное имя. Не помню…”</text:p>
      <text:p text:style-name="P2"><text:span text:style-name="T16">–</text:span> Рэрити. <text:span text:style-name="T16">–</text:span> Твайлайт представила светло-серую единорожку, которая чуть склонила голову в приветствии.</text:p>
      <text:p text:style-name="P2"><text:span text:style-name="T16">–</text:span> Макс. <text:span text:style-name="T16">–</text:span> <text:span text:style-name="T1">к</text:span>ивнул ей в ответ человек.</text:p>
      <text:p text:style-name="P34">“И волосы у него были длинные… И была шерсть на лице… Но глаза - глаза те же…”</text:p>
      <text:p text:style-name="P2">Макс повернулся к ней.</text:p>
      <text:p text:style-name="P2"><text:span text:style-name="T16">–</text:span> Рэйнбоу Дэш. <text:span text:style-name="T16">–</text:span> <text:span text:style-name="T1">п</text:span>редставилась Дэш, всё ещё пытаясь вспомнить нечто ускользающее.</text:p>
      <text:p text:style-name="P2"><text:span text:style-name="T16">–</text:span> Макс. <text:span text:style-name="T16">–</text:span> <text:span text:style-name="T1">з</text:span>акончил представляться человек.</text:p>
      <text:p text:style-name="P34">“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16">–</text:span> Ну это мы ещё посмотрим, <text:span text:style-name="T16">–</text:span> сцепив зубы, зло прищурилась пегаска.</text:p>
      <text:p text:style-name="P2"/>
      <text:h text:style-name="P12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6">&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6">&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34">“Значит, всё. Вот как это бывает.”</text:p>
      <text:p text:style-name="P2">Она расправила левое крыло.</text:p>
      <text:p text:style-name="P3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6">&lt;</text:span><text:span text:style-name="T23">Именно эту сферу (уменьшеную до глобуса) покажет Анакорн Максу во время беседы</text:span><text:span text:style-name="T16">&gt;</text:span> Казалось, сфера хочет разлететься на тысячи подобных сфер, но какая-то сила удерживает их вместе…</text:p>
      <text:p text:style-name="P5">***</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6">–</text:span> Пинки, что с тобой? <text:span text:style-name="T16">–</text:span> Твайлайт склонилась над розовой пони. <text:span text:style-name="T16">–</text:span> У тебя волосы распрямились. И поседели.</text:p>
      <text:p text:style-name="P2"><text:span text:style-name="T16">–</text:span> Как поседели?! <text:span text:style-name="T16">–</text:span> <text:span text:style-name="T1">в</text:span>оскликнула Рэрити, тоже склоняясь над Пинки. <text:span text:style-name="T16">–</text:span> Дорогая, но ты слишком молода для седины! Я могу порекомендовать тебе очень хороший лосьон…</text:p>
      <text:p text:style-name="P2"><text:span text:style-name="T16">–</text:span> Дайте ей рассказать сон, <text:span text:style-name="T16">–</text:span> протиснулась между подруг РД. <text:span text:style-name="T16">–</text:span> Что ты…</text:p>
      <text:p text:style-name="P2"><text:span text:style-name="T16">–</text:span> А<text:span text:style-name="T1">АА</text:span>!!! <text:span text:style-name="T16">–</text:span> Пинки тонко вскрикнула и затряслась, глядя на РД полными ужаса глазами.</text:p>
      <text:p text:style-name="P2"><text:span text:style-name="T16">–</text:span> Ты чего? <text:span text:style-name="T1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6">–</text:span> Пинки, дорогая, успокойся, <text:span text:style-name="T16">–</text:span> успокоительно проворковала Рэрити, заслонив РД и принявшись обтирать ей лоб влажным полотенцем, <text:span text:style-name="T16">–</text:span> что бы это ни было, оно уже прошло. Ты проснулась.</text:p>
      <text:p text:style-name="P2"><text:span text:style-name="T16">–</text:span> Если тебе тяжело вспоминать сон, не мучайся, <text:span text:style-name="T16">–</text:span> обратилась Твайлайт.</text:p>
      <text:p text:style-name="P2"><text:span text:style-name="T16">–</text:span> Мне не тяжело, - пробормотала Пинки. Вид Рэрити её явно успокаивал. <text:span text:style-name="T1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6">–</text:span> Постой-постой, Пинки. Кто <text:span text:style-name="T1">—</text:span> она? Какое облако? Какая открытая дверь? <text:span text:style-name="T16">–</text:span> <text:span text:style-name="T1">з</text:span>апуталась Твайлайт.</text:p>
      <text:p text:style-name="P2"><text:span text:style-name="T16">–</text:span> Там была дверь. Неподалёку от шара. Или окно <text:span text:style-name="T1">—</text:span> не помню. В него прыгали пони из шара. И туда улетела Она в виде облака цифр. <text:span text:style-name="T16">–</text:span> Пинки растерялась и наморщила лоб, пытаясь вспомнить.</text:p>
      <text:p text:style-name="P2"><text:soft-page-break/><text:span text:style-name="T16">–</text:span> А кто такая “Она”? <text:span text:style-name="T16">–</text:span> не выдержала Дэш.</text:p>
      <text:p text:style-name="P2"><text:span text:style-name="T16">– </text:span><text:span text:style-name="T1">ААА</text:span>!!! <text:span text:style-name="T16">–</text:span> Пинки бросила взгляд на РД и забилась в истерике. <text:span text:style-name="T16">–</text:span> Дэш, пожалуйста, я не хотела! Это не я, я не могла! Просто не могла, пойми! Прости меня! <text:span text:style-name="T16">–</text:span> Розовая кобылка в беспамятстве опустилась на пол, закрывая глаза копытами.</text:p>
      <text:p text:style-name="P2"><text:span text:style-name="T16">–</text:span> Это неестественные страдания. <text:span text:style-name="T16">–</text:span> пробормотала Твайлайт. <text:span text:style-name="T16">–</text:span> Пинки никогда не впадала в отчаяние НАСТОЛЬКО глубоко. И по такому пустячному поводу, как какой-то сон.</text:p>
      <text:p text:style-name="P2"><text:span text:style-name="T16">–</text:span> Бедняжка, <text:span text:style-name="T16">–</text:span> прошептала Рэрити, <text:span text:style-name="T16">–</text:span> у неё сейчас вид как у <text:span text:style-name="T16">&lt;</text:span><text:span text:style-name="T22">сумасшедшей кобылы</text:span><text:span text:style-name="T1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6">–</text:span> Мда. <text:span text:style-name="T16">–</text:span> Твайлайт беспомощно уставилась в закрывшуюся дверь. <text:span text:style-name="T16">–</text:span> Индрэ не предупреждал о таких последствиях <text:span text:style-name="T16">&lt;</text:span><text:span text:style-name="T22">добавить сочувствия</text:span><text:span text:style-name="T16">&gt;</text:span>.</text:p>
      <text:p text:style-name="P2"/>
      <text:p text:style-name="P2"><text:span text:style-name="T16">&lt;</text:span><text:span text:style-name="T22">После этого случая Тавйлайт решает прекратить сеансы двойного сна. Сеанса с ЭйДжей и Флатти не будет</text:span><text:span text:style-name="T16">&gt;</text:span></text:p>
      <text:p text:style-name="P2"/>
      <text:h text:style-name="P123" text:outline-level="2">Исчезновение Селестии</text:h>
      <text:p text:style-name="P42">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23">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23">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88"/>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text:span text:style-name="T16">&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28"/>
      <text:p text:style-name="P2"><text:span text:style-name="T16">&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16">&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23">Дуглас </text:span><text:span text:style-name="T24">—</text:span><text:span text:style-name="T23"> </text:span><text:span text:style-name="T24">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8"/>
      <text:p text:style-name="P2"><text:span text:style-name="T16">&lt;</text:span><text:span text:style-name="T22">высоко летать нельзя из-за молний</text:span><text:span text:style-name="T16">&gt;</text:span></text:p>
      <text:p text:style-name="P28"/>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22">двухмесячной</text:span><text:span text:style-name="T16">&gt;</text:span> давности осталось лишь направление движения.</text:p>
      <text:p text:style-name="P2">И опять, как <text:span text:style-name="T16">&lt;</text:span><text:span text:style-name="T22">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22">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22">Поиски Селестии — сюжет:</text:span></text:p>
      <text:p text:style-name="P42">Базовое положение: Селестия физически находится на компе Влада в соседнем с максовым доме, в качестве этической подпрограммы к Нексусу.</text:p>
      <text:p text:style-name="P42">Кратко:</text:p>
      <text:p text:style-name="P4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2">Эпизод 1:</text:p>
      <text:p text:style-name="P4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2">…</text:p>
      <text:p text:style-name="P42">Итого:</text:p>
      <text:p text:style-name="P4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2"><text:soft-page-break/>Эпизод 3.5 (необязательный): День из жизни Дискорда (впечатления от нового мира, интерес путешествия, нежелание возвращаться).</text:p>
      <text:p text:style-name="P4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22">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34">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22">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22">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8"/>
      <text:p text:style-name="P2"><text:span text:style-name="T16">&lt;</text:span><text:span text:style-name="T22">расписать подробнее. Дискорд на миг должен сбросить маску и предстать древним необъяснимым </text:span><text:soft-page-break/><text:span text:style-name="T22">существом, мораль им этика которого совершенно чужда людям и пони, а его дурашливость - только маска.</text:span><text:span text:style-name="T16">&gt;</text:span></text:p>
      <text:p text:style-name="P2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22">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22">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22">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22">пять</text:span><text:span text:style-name="T16">&gt;</text:span>длинную прореху в куртке, <text:span text:style-name="T16">&lt;</text:span><text:span text:style-name="T22">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22">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22">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22">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22">улучшить</text:span><text:span text:style-name="T16">&gt;</text:span>. А тот случай, когда мне пришлось зашивать тебе куртку после нападения убийц <text:span text:style-name="T16">&lt;</text:span><text:span text:style-name="T22">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88"/>
      <text:p text:style-name="P2"><text:span text:style-name="T16">&lt;</text:span><text:span text:style-name="T22">сначала эпизод - проверка сумки в серверной</text:span><text:span text:style-name="T16">&gt;</text:span></text:p>
      <text:p text:style-name="P2"><text:span text:style-name="T16">&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22">“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text:span text:style-name="T16">&lt;</text:span><text:span text:style-name="T22">расширить. Перед кафешкой - диалог с Флатти и ЭйДжей. Все думают, что наконец-то нашли Селестию. Все ликуют</text:span><text:span text:style-name="T16">&gt;</text:span></text:p>
      <text:p text:style-name="P2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22">Расширить сцену в кафе. Ожидание, подьём и… падение ожиданий</text:span><text:span text:style-name="T16">&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22">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16">&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73"/>
      <text:p text:style-name="P7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3"/>
      <text:p text:style-name="P70">Разговор не клеился.</text:p>
      <text:p text:style-name="P7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3"><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3"><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3"><text:span text:style-name="T16">– </text:span>Ну хорошо. Убедила. В конце-концов, можем поступить так. Вы с Флатти вернётесь обратно а я продолжу поиски здесь.</text:p>
      <text:p text:style-name="P73"><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73"><text:span text:style-name="T16">– </text:span>Вы можете связываться со мной раз в месяц по коридору.</text:p>
      <text:p text:style-name="P73"><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3"><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3">Эпплджек недоверчиво хмыкнула.</text:p>
      <text:p text:style-name="P73"><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3"><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3"><text:span text:style-name="T16">– </text:span>Конечно оставаться. Кто ещё, кроме нас, может найти её?</text:p>
      <text:p text:style-name="P73"><text:span text:style-name="T16">– </text:span>Я думал, ты не сможешь оставить Энджела и всех остальных надолго.</text:p>
      <text:p text:style-name="P73"><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8"><text:span text:style-name="T16">– </text:span>Извини, Флаттершай, забылся.</text:p>
      <text:p text:style-name="P78"><text:span text:style-name="T16">– </text:span>Та ладно, я ж не против, – возразила Эпплджек. – Не парься, Флатти. Было б хуже, если б он <text:s/>назвал меня Эпплджек на людях.</text:p>
      <text:p text:style-name="P78"><text:span text:style-name="T16">– </text:span>Ты так... – запнулась Флаттершай. – Так быстро забыла свою ферму. И...</text:p>
      <text:p text:style-name="P78"><text:soft-page-break/><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8"><text:span text:style-name="T16">– </text:span>Как ты можешь так говорить? – расплакалась Флаттершай.</text:p>
      <text:p text:style-name="P78"><text:span text:style-name="T16">– </text:span>Эй, девушки, не ссорьтесь! Мы — одна команда! И надеюсь, останемся ею и в дальнейшем. </text:p>
      <text:list xml:id="list2542838630574497585"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8"><text:span text:style-name="T16">– </text:span>А если нет? – Эпплджек смотрела мне мне прямо в глаза.</text:p>
      <text:list xml:id="list183221413477391" text:continue-numbering="true" text:style-name="L5">
        <text:list-header>
          <text:p text:style-name="P116">Я молча пожал плечами. Эпплджек уверенно продолжила.</text:p>
        </text:list-header>
      </text:list>
      <text:p text:style-name="P78"><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8"><text:span text:style-name="T16">– </text:span>Спасибо, ЭйДжей.</text:p>
      <text:p text:style-name="P78"><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222355733030" text:continue-numbering="true" text:style-name="L5">
        <text:list-header>
          <text:p text:style-name="P116">Флаттершай пробормотала нечто, показавшееся мне знакомым.</text:p>
        </text:list-header>
      </text:list>
      <text:p text:style-name="P78"><text:span text:style-name="T16">– </text:span>Флатти, ты что-то сказала? Я не расслышал.</text:p>
      <text:p text:style-name="P78"><text:span text:style-name="T16">– </text:span>Намерение Изменяет Реальность.</text:p>
      <text:p text:style-name="P78"><text:span text:style-name="T16">– </text:span>Эээ. А где ты слышала эту фразу, если не секрет?</text:p>
      <text:p text:style-name="P78"><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221428841945"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78"><text:span text:style-name="T16">– </text:span>Флатти, ЭйДжей, буду через час. Ждите!</text:p>
      <text:p text:style-name="P73"/>
      <text:h text:style-name="P122" text:outline-level="2">Почти.</text:h>
      <text:p text:style-name="P86"/>
      <text:p text:style-name="P78">В офисе меня встретил лыбящийся Стас.</text:p>
      <text:p text:style-name="P7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8">Я уставился на Стаса и он, захлёбываясь от торопливости, начал <text:span text:style-name="T16">расказывать</text:span>.</text:p>
      <text:p text:style-name="P7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8">– Ты его уничтожил?</text:p>
      <text:p text:style-name="P78">– Кого?</text:p>
      <text:p text:style-name="P78">– Этический модуль. Селестию.</text:p>
      <text:p text:style-name="P78"><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8">– Ты его уничтожил?</text:p>
      <text:p text:style-name="P7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8">– То есть, на домашнем компьютере Влада модуль работает и дальше?</text:p>
      <text:p text:style-name="P78">– Ага. К нему-то у меня доступа нету. Но в кластер к Нексусу он больше не пролезет.</text:p>
      <text:p text:style-name="P78">– Спасибо, Стас. Ты молодец.</text:p>
      <text:p text:style-name="P78">Ниточка, чуть было не прервавшаяся в офисе, повела в квартиру Влада.</text:p>
      <text:p text:style-name="P78"/>
      <text:h text:style-name="P122" text:outline-level="2">Дискорд</text:h>
      <text:p text:style-name="P88"/>
      <text:p text:style-name="P86">Девушки поспешно собирались, пока я растолковывал им задачу.</text:p>
      <text:p text:style-name="P86"><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6"><text:span text:style-name="T16">– </text:span>Это тот твой приятель, который разбился с полгода назад? – спросила Эпплджек.</text:p>
      <text:p text:style-name="P86"><text:span text:style-name="T16">– </text:span>Да, это он.</text:p>
      <text:p text:style-name="P86"><text:span text:style-name="T16">– </text:span>А как мы попадём в его квартиру? Там сейчас кто-то живёт? – Флаттершай прыгала на одной ноге, натягивая кед.</text:p>
      <text:p text:style-name="P86"><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7">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8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22">Плохо написано!</text:span><text:span text:style-name="T16">&gt;</text:span></text:p>
      <text:p text:style-name="P87">Я поднёс брелок пропуска к домофону, но дверь подъезда не открылась. Замигала красная лампочка и зажужжал зуммер.</text:p>
      <text:p text:style-name="P87">Я выругался.</text:p>
      <text:p text:style-name="P87"><text:span text:style-name="T16">– </text:span>Макс, что случилось? У нас проблемы?</text:p>
      <text:p text:style-name="P87"><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7"><text:soft-page-break/><text:span text:style-name="T16">– </text:span>Так что, будем ломать дверь? – Эпплджек критически осмотрелась, подмечая бабулек на лавочке и зевак во внутреннем скверике.</text:p>
      <text:p text:style-name="P87"><text:span text:style-name="T16">– </text:span>Нет нужды. Лучше станьте-ка сзади меня так, чтобы заслонить от этих бабулек и от вооон той камеры наблюдения.</text:p>
      <text:list xml:id="list2101691209355029568"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8">Раздался лёгкий «кряк» и дверь подалась.</text:p>
      <text:p text:style-name="P104"><text:span text:style-name="T16">– </text:span>Девушки, заходим.</text:p>
      <text:p text:style-name="P7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8">Прихожая встретила нас толстым слоем пыли. Мы тихонько прошли внутрь и я закрыл дверь изнутри.</text:p>
      <text:p text:style-name="P73"><text:span text:style-name="T1">Компьютер</text:span> стоял там же, где и обычно <text:span text:style-name="T1">— в личном кабинете Влада на столе у окна.</text:span></text:p>
      <text:p text:style-name="P104"><text:span text:style-name="T16">– </text:span>Макс, тут окно разбито! И верёвка какая-то висит. – крикнула Флаттершай из кухни.</text:p>
      <text:p text:style-name="P104"><text:span text:style-name="T1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4"><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1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16">– </text:span>Оп-па! – пробормотала Эпплджек. – Нежданчик!</text:p>
      <text:p text:style-name="P104"><text:span text:style-name="T16">– </text:span>Ты, я вижу, времени не терял, – моя рука под прикрытием стола медленно тянулась к тяжёлой фарфоровой кружке, стоящей на краю.</text:p>
      <text:p text:style-name="P89"><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oft-page-break/><text:span text:style-name="T16">– </text:span>А почему ты вообще решил искать нас тут? – спросила Эпплджек. – Приехал бы домой. Мы б тебя чаем напоили.</text:p>
      <text:p text:style-name="P89"><text:span text:style-name="T1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9"><text:span text:style-name="T16">– </text:span>С кем это вы тут разговариваете?</text:p>
      <text:list xml:id="list3493786777526012520"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пустила толстенный том «Энтерпрайз-паттернов» , издание девятое, дополненное.</text:p>
      <text:p text:style-name="P104">На лице Дискорда появилось удивлённо-мечтательное выражение и он вырубился.</text:p>
      <text:p text:style-name="P104"/>
      <text:h text:style-name="P123" text:outline-level="2">Селестия</text:h>
      <text:p text:style-name="P104"/>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text:soft-page-break/>–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5">– Ффы, тьфу, пффф, пфу! <text:span text:style-name="T16">&lt;</text:span><text:span text:style-name="T22">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text:soft-page-break/>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3">сюда можно вставить похождения Дискорда — вторая неопубликованная глава. Первая — секс с Селестией</text:span>&gt;</text:p>
      <text:p text:style-name="P96">***</text:p>
      <text:p text:style-name="P99"><text:soft-page-break/>–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18">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99">– И что? – продолжила его мысль Эпплджек.</text:p>
      <text:p text:style-name="P99">– Эквестрийские <text:span text:style-name="T16">&lt;</text:span><text:span text:style-name="T22">три месяца</text:span><text:span text:style-name="T1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text:soft-page-break/>–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95"/>
      <text:h text:style-name="P123"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16">&lt;</text:span><text:span text:style-name="T22">полгода</text:span><text:span text:style-name="T16">&gt;</text:span> назад своим проходом в Эквестрию.</text:p>
      <text:p text:style-name="P95">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75">Из-за заинтересованности Эквуса в Максе, тому не приходится прилагать усилий для 34 — на что ему указывает Анакорн</text:p>
      <text:p text:style-name="P7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73"><text:span text:style-name="T1">– </text:span>Анакорн. <text:span text:style-name="T1">– о</text:span>трекомендовался он. <text:span text:style-name="T16">– </text:span><text:span text:style-name="T1">Демиург.</text:span></text:p>
      <text:p text:style-name="P73"><text:span text:style-name="T1">– </text:span>П-привет. Макс. <text:span text:style-name="T1">– в</text:span> смятении представился я.</text:p>
      <text:p text:style-name="P7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8"><text:soft-page-break/></text:p>
      <text:p text:style-name="P7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8"/>
      <text:p text:style-name="P7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3"><text:span text:style-name="T1">Юноша</text:span> закинул ногу за ногу и пытливо смотрел на меня, играя карандашём .</text:p>
      <text:p text:style-name="P73">Я совсем запутался.</text:p>
      <text:p text:style-name="P73"><text:span text:style-name="T1">– </text:span>Какая проблема? Какое решение? Кто ты <text:span text:style-name="T1">вообще</text:span>?</text:p>
      <text:p text:style-name="P73"><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7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8">– Стоп, не торопись. – у меня голова пошла кругом от информации. – Я ничего не понял. Какие-такие проблемы? Какие варианты? Зачем его поддерживать?</text:p>
      <text:p text:style-name="P78">Анакорн недовольно поморщился, но продолжил.</text:p>
      <text:p text:style-name="P7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8"><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8">На голограмме появилась солнечная система Эквуса. Почему-то в центре системы был сам Эквус. Вокруг него вращались солнце и луна.</text:p>
      <text:p text:style-name="P78">Анакорн плюхнулся обратно в кресло и схватился за голову. Потом, немного успокоившись, продолжил.</text:p>
      <text:p text:style-name="P7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8">Анакорн отпил из стакана и продолжил.</text:p>
      <text:p text:style-name="P7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23">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8">Анакорн постучал по столику указкой. Солнечная система увеличилась, оставив в поле зрения только шар Эквуса.</text:p>
      <text:p text:style-name="P7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0">Ко мне наконец-то пришло понимание ситуации.</text:p>
      <text:p text:style-name="P8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8"><text:soft-page-break/>Анакорн смутился.</text:p>
      <text:p text:style-name="P7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8"><text:span text:style-name="T20">– Сам ты раздолбай! – произнёс, наконец, Свирл</text:span>)</text:p>
      <text:p text:style-name="P78">… И создали вы его достаточно топорно — видишь, он трещит по швам.</text:p>
      <text:p text:style-name="P78">– Хмм. То есть, это брони создали Эквус?</text:p>
      <text:p text:style-name="P7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8">Я вспомнил события последнего года <text:span text:style-name="T16">&lt;</text:span>упомянуть в эпизоде на Терре, что МЛП-сериал закрылся год назад<text:span text:style-name="T16">&gt;</text:span></text:p>
      <text:p text:style-name="P7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8">Анакорн с такой силой сжал карандаш, что он хрустнул.</text:p>
      <text:p text:style-name="P7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5">– </text:p>
      <text:p text:style-name="P7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0">– Верни Рэйнбоу!!!</text:p>
      <text:p text:style-name="P80">Обломки карандаша выпали из кулака Анакорна на столик.</text:p>
      <text:p text:style-name="P80">– Э-э-э… м-м-м… ну-у-у... Нельзя сказать, что это совсем невыполнимо… Но, прямо скажу, задачка не для студента!</text:p>
      <text:p text:style-name="P80">– А ты студент?</text:p>
      <text:p text:style-name="P8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0">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0">– Нет. Плата остаётся неизменной. Тут мы квиты. У меня тоже мало шансов помочь тебе — я не имею ни малейшего понятия, как это сделать.</text:p>
      <text:p text:style-name="P80">Ставшие почти прозрачными стены комнаты снова обрели материальность. Анакорн пожал плечами и протянул мне руку через столик.</text:p>
      <text:p text:style-name="P8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0">Я задумался.</text:p>
      <text:p text:style-name="P8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0">Анакорн почесал в затылке.</text:p>
      <text:p text:style-name="P80">– А кьютимарки? Как, <text:span text:style-name="T16">&lt;</text:span><text:span text:style-name="T24">чёрт</text:span><text:span text:style-name="T16">&gt;</text:span> меня побери, объяснить кьютимарки?</text:p>
      <text:p text:style-name="P80">– А кьютимарки ты сам даришь пони, когда распознаёшь их жизненное предназначение.</text:p>
      <text:p text:style-name="P8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text:soft-page-break/>–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1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1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16">– </text:span>Факн щит<text:note text:id="ftn12" text:note-class="footnote"><text:note-citation>12</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8">– Гм! Я бы попросил тебя не касаться моих отношений с Рэйнбоу!</text:p>
      <text:p text:style-name="P7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8">У меня сердце буквально ухнуло куда-то вниз, в область желудка.</text:p>
      <text:p text:style-name="P7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16">&lt;&gt;</text:span></text:p>
      <text:p text:style-name="P7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8">– Та ладно, не утешай. Я не маленький ребёнок. Долг платежом красен. Сделаю то, что ты хочешь. Как сумею.</text:p>
      <text:p text:style-name="P7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8">Анакорн наблюдал за мной без улыбки. По его нейтральному выражению лица невозможно было догадаться, о чём он думает.</text:p>
      <text:p text:style-name="P78">– Ну вот и отлично. Рад, что мы наконец-то пришли к сделке.</text:p>
      <text:p text:style-name="P8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1">– Пора закругляться. Ты начинаешь сгорать. Надо утрясти последние детали, пока ещё есть пару минут.</text:p>
      <text:p text:style-name="P78">– Валяй. Я тебя внимательно слушаю.</text:p>
      <text:p text:style-name="P7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8">– А я разве сплю?</text:p>
      <text:p text:style-name="P78">– Сейчас — нет. Но как только мы закроем сделку — проснёшься. Потому что нет иного способа вернуть тебя в реальный мир.</text:p>
      <text:p text:style-name="P78">– Эээ, постой. А как я в Эквестрию и обратно возвращался?</text:p>
      <text:p text:style-name="P7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8">Так вот, возвращать тебя обратно в твой мир я не буду. </text:p>
      <text:p text:style-name="P78">Во-первых, может возникнуть временная <text:span text:style-name="T16">&lt;</text:span><text:span text:style-name="T22">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7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8">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8">– Ты ещё увидишь пару снов на прощание. Удачи!</text:p>
      <text:p text:style-name="P78"/>
      <text:p text:style-name="P79">***</text:p>
      <text:p text:style-name="P79"/>
      <text:p text:style-name="P78">&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8"/>
      <text:p text:style-name="P78">– Привет, Макс. – образ Селестии снова реял передо мной, как <text:span text:style-name="T16">&lt;</text:span><text:span text:style-name="T22">полгода</text:span><text:span text:style-name="T16">&gt;</text:span> назад. – Я хочу поблагодарить тебя за всё.</text:p>
      <text:p text:style-name="P78">– Пожалста. – ответил я безучастно. – Всегда рад. Только Вам не нужно было ТАК распинаться, чтобы заручиться моей помощью.</text:p>
      <text:p text:style-name="P78">Селестия на мгновение смутилась, но продолжила.</text:p>
      <text:p text:style-name="P78">&lt;<text:span text:style-name="T22"> - Ты морочила мне яйца, чтобы заинтересовать? Всё, как Свирл указал?</text:span></text:p>
      <text:p text:style-name="P7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5">Я покачал головой.</text:p>
      <text:p text:style-name="P78"><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4842274788412817628" text:style-name="L8">
        <text:list-header>
          <text:p text:style-name="P118">(<text:span text:style-name="T28">Луна — как повелительница снов, слышала разговор Макса с Анакорном</text:span>)</text:p>
          <text:p text:style-name="P119"/>
        </text:list-header>
      </text:list>
      <text:p text:style-name="P96">***</text:p>
      <text:p text:style-name="P73"><text:span text:style-name="T1">–</text:span> Ты?..</text:p>
      <text:p text:style-name="P73"><text:span text:style-name="T1">–</text:span> Ты??!</text:p>
      <text:p text:style-name="P73"><text:span text:style-name="T1">–</text:span> Ты мне снишься??</text:p>
      <text:p text:style-name="P73"><text:span text:style-name="T1">–</text:span> Это ты мне снишься!!</text:p>
      <text:p text:style-name="P73"><text:span text:style-name="T1">–</text:span> Неважно… Пусть мы друг-другу снимся… Ты как, Дэш?</text:p>
      <text:p text:style-name="P7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3"><text:span text:style-name="T1">–</text:span> И я в порядке. Вот, возвращаюсь в свой мир. Ну, не совсем в свой. Почти в свой.</text:p>
      <text:p text:style-name="P73"><text:span text:style-name="T1">–</text:span> Навсегда?</text:p>
      <text:p text:style-name="P73"><text:span text:style-name="T1">–</text:span> Скорее всего, да.</text:p>
      <text:p text:style-name="P73"><text:span text:style-name="T1">–</text:span> Это плохо. Я хотела тебе сказать…</text:p>
      <text:p text:style-name="P73"><text:span text:style-name="T1">–</text:span> Не надо, Дэш. Не стоит терзать себя. Мне тоже очень хотелось остаться. Но так надо. Мне очень жаль…</text:p>
      <text:p text:style-name="P7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3"><text:span text:style-name="T1">–</text:span> И тебя, и Твайлайт, и Рэрити, и Селестию, и всех-всех-всех… Таковы правила.</text:p>
      <text:p text:style-name="P73"><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73">Я опустил руку на шею Дэш и ощутил теплоту и лёгкое покалывание в пустоте.</text:p>
      <text:p text:style-name="P73"><text:span text:style-name="T16">–</text:span> Мне кажется, Дэш, <text:span text:style-name="T1">м</text:span>ы найдём способ связаться. Рано или поздно.</text:p>
      <text:p text:style-name="P73"><text:span text:style-name="T1">–</text:span> И лучше рано, чем поздно! Я не люблю ждать!</text:p>
      <text:p text:style-name="P73"><text:span text:style-name="T1">–</text:span> Да, Дэш. <text:span text:style-name="T1">–</text:span> её образ начал таять. <text:span text:style-name="T1">–</text:span> Да, я помню. Я всё ещё помню…</text:p>
      <text:p text:style-name="P73"><text:soft-page-break/></text:p>
      <text:h text:style-name="P123" text:outline-level="2">Земля</text:h>
      <text:p text:style-name="P76">Музыкальная тема из бегущего по лезвию бритвы — <text:span text:style-name="T16">Mission impossible</text:span></text:p>
      <text:p text:style-name="P77">&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3"/>
      <text:p text:style-name="P73"/>
      <text:p text:style-name="P73"/>
      <text:p text:style-name="P73"/>
      <text:p text:style-name="P73"/>
      <text:p text:style-name="P73"/>
      <text:p text:style-name="P73"/>
      <text:p text:style-name="P7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3"/>
      <text:p text:style-name="P7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3"/>
      <text:p text:style-name="P73"/>
      <text:p text:style-name="P73"/>
      <text:p text:style-name="P73"/>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23">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22">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2T18:32:20.208164223</dc:date>
    <meta:editing-duration>P47DT22H49M38S</meta:editing-duration>
    <meta:editing-cycles>2032</meta:editing-cycles>
    <meta:generator>LibreOffice/5.0.2.2$Linux_X86_64 LibreOffice_project/00m0$Build-2</meta:generator>
    <meta:document-statistic meta:table-count="0" meta:image-count="0" meta:object-count="0" meta:page-count="122" meta:paragraph-count="2539" meta:word-count="56055" meta:character-count="372495" meta:non-whitespace-character-count="316228"/>
  </office:meta>
</office:document-meta>
</file>